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72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122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default-cell-style-name="ce5"/>
        <table:table-row table:style-name="ro1">
          <table:table-cell office:value-type="string" calcext:value-type="string">
            <text:p>Таблица Д.1 — Каталог элементов информационной структуры ОА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 table:number-columns-spanned="1" table:number-rows-spanned="2">
            <text:p>Номер</text:p>
            <text:p>Варианта</text:p>
            <text:p>АСОИ</text:p>
          </table:table-cell>
          <table:table-cell table:style-name="ce3" office:value-type="string" calcext:value-type="string" table:number-columns-spanned="4" table:number-rows-spanned="1">
            <text:p>База данных (БД)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Файлы текущих документов (ФТД)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Файлы архивных документов (ФАД)</text:p>
          </table:table-cell>
          <table:covered-table-cell table:number-columns-repeated="2" table:style-name="ce3"/>
        </table:table-row>
        <table:table-row table:style-name="ro2">
          <table:covered-table-cell table:style-name="ce3"/>
          <table:table-cell table:style-name="ce3" office:value-type="string" calcext:value-type="string">
            <text:p>Количество</text:p>
            <text:p>таблиц</text:p>
          </table:table-cell>
          <table:table-cell table:style-name="ce3" office:value-type="string" calcext:value-type="string">
            <text:p>Количество</text:p>
            <text:p>первичных</text:p>
            <text:p>ключей</text:p>
          </table:table-cell>
          <table:table-cell table:style-name="ce3" office:value-type="string" calcext:value-type="string">
            <text:p>Количество</text:p>
            <text:p>вторичных</text:p>
            <text:p>ключей</text:p>
          </table:table-cell>
          <table:table-cell table:style-name="ce3" office:value-type="string" calcext:value-type="string">
            <text:p>Первонач.</text:p>
            <text:p>размер</text:p>
            <text:p>в Мбайт</text:p>
          </table:table-cell>
          <table:table-cell table:style-name="ce3" office:value-type="string" calcext:value-type="string">
            <text:p>Колич.</text:p>
            <text:p>видов</text:p>
            <text:p>документов</text:p>
          </table:table-cell>
          <table:table-cell table:style-name="ce3" office:value-type="string" calcext:value-type="string">
            <text:p>Средний</text:p>
            <text:p>размер</text:p>
            <text:p>документа</text:p>
            <text:p>в Мбайт</text:p>
          </table:table-cell>
          <table:table-cell table:style-name="ce3" office:value-type="string" calcext:value-type="string">
            <text:p>Среднее</text:p>
            <text:p>количество</text:p>
            <text:p>документов</text:p>
            <text:p>по</text:p>
            <text:p>виду</text:p>
          </table:table-cell>
          <table:table-cell table:style-name="ce3" office:value-type="string" calcext:value-type="string">
            <text:p>Колич.</text:p>
            <text:p>видов</text:p>
            <text:p>документов</text:p>
          </table:table-cell>
          <table:table-cell table:style-name="ce3" office:value-type="string" calcext:value-type="string">
            <text:p>Средний</text:p>
            <text:p>размер</text:p>
            <text:p>документа</text:p>
            <text:p>в Мбайтах</text:p>
          </table:table-cell>
          <table:table-cell table:style-name="ce3" office:value-type="string" calcext:value-type="string">
            <text:p>Среднее</text:p>
            <text:p>количество</text:p>
            <text:p>документов</text:p>
            <text:p>по виду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7:04:36.7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7:05:33.189000000</dc:date>
    <meta:editing-duration>PT7M37S</meta:editing-duration>
    <meta:editing-cycles>2</meta:editing-cycles>
    <meta:generator>LibreOffice/7.3.0.3$Windows_X86_64 LibreOffice_project/0f246aa12d0eee4a0f7adcefbf7c878fc2238db3</meta:generator>
    <meta:document-statistic meta:table-count="1" meta:cell-count="26" meta:object-count="0"/>
  </office:meta>
</office:document-meta>
</file>